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3" style:family="text">
      <style:text-properties fo:font-size="11.00pt" fo:font-weight="bold" fo:font-family="Calibri" style:font-family-asian="Calibri" style:font-family-complex="Calibri" fo:background-color="#ffffff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0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1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1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1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2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2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2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2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3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3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3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3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3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3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center" fo:margin-bottom="8.00pt"/>
    </style:style>
    <style:style style:name="P2" style:family="paragraph">
      <style:paragraph-properties fo:line-height="105.00%" fo:text-align="left" fo:margin-bottom="8.00pt"/>
    </style:style>
    <text:list-style style:name="L3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3" style:family="paragraph">
      <style:paragraph-properties fo:line-height="105.00%" fo:text-align="left" fo:margin-bottom="8.00pt"/>
    </style:style>
    <style:style style:name="P4" style:family="paragraph">
      <style:paragraph-properties fo:line-height="105.00%" fo:text-align="left" fo:margin-bottom="8.00pt"/>
    </style:style>
    <style:style style:name="P5" style:family="paragraph">
      <style:paragraph-properties fo:line-height="105.00%" fo:text-align="left" fo:margin-left="36.00pt" fo:text-indent="0.00pt" fo:margin-bottom="8.00pt"/>
    </style:style>
    <text:list-style style:name="L6">
      <text:list-level-style-bullet text:level="1" text:bullet-char="•">
        <style:list-level-properties text:space-before="108.00pt" text:min-label-width="18.00pt"/>
        <style:text-properties fo:font-family="Symbol"/>
      </text:list-level-style-bullet>
    </text:list-style>
    <style:style style:name="P6" style:family="paragraph">
      <style:paragraph-properties fo:line-height="105.00%" fo:text-align="left" fo:margin-bottom="8.00pt"/>
    </style:style>
    <style:style style:name="P7" style:family="paragraph">
      <style:paragraph-properties fo:line-height="105.00%" fo:text-align="left" fo:margin-bottom="8.00pt"/>
    </style:style>
    <style:style style:name="P8" style:family="paragraph">
      <style:paragraph-properties fo:line-height="105.00%" fo:text-align="left" fo:margin-bottom="8.00pt"/>
    </style:style>
    <style:style style:name="P9" style:family="paragraph">
      <style:paragraph-properties fo:line-height="105.00%" fo:text-align="left" fo:margin-bottom="8.00p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05.00%" fo:text-align="left" fo:margin-bottom="8.00pt"/>
    </style:style>
    <style:style style:name="P11" style:family="paragraph">
      <style:paragraph-properties fo:line-height="105.00%" fo:text-align="left" fo:margin-bottom="8.00pt"/>
    </style:style>
    <text:list-style style:name="L12">
      <text:list-level-style-bullet text:level="1" text:bullet-char="•">
        <style:list-level-properties text:space-before="180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left" fo:margin-bottom="8.00pt"/>
    </style:style>
    <style:style style:name="P13" style:family="paragraph">
      <style:paragraph-properties fo:line-height="100.00%" fo:text-align="left" fo:margin-bottom="8.00pt"/>
    </style:style>
    <style:style style:name="P14" style:family="paragraph">
      <style:paragraph-properties fo:line-height="105.00%" fo:text-align="left" fo:margin-bottom="8.00pt"/>
    </style:style>
    <style:style style:name="P1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etr a Lucie</text:span></text:p>
      <text:p text:style-name="P1"><text:span text:style-name="T2"/></text:p>
      <text:p text:style-name="P2"><text:span text:style-name="T3">Autor</text:span><text:span text:style-name="T4"><text:s/>: Vladislav Van</text:span><text:span text:style-name="T5">čura</text:span></text:p>
      <text:p text:style-name="P2"><text:span text:style-name="T6">Téma :<text:s/></text:span><text:span text:style-name="T7">Milostná poblouzn</text:span><text:span text:style-name="T8">ěn</text:span><text:span text:style-name="T9">í t</text:span><text:span text:style-name="T10">ř</text:span><text:span text:style-name="T11">í stárnoucích p</text:span><text:span text:style-name="T12">ř</text:span><text:span text:style-name="T13">átel</text:span></text:p>
      <text:p text:style-name="P2"><text:span text:style-name="T14">Motiv</text:span><text:span text:style-name="T15"><text:s/>:léto, kamarádtvý,<text:s text:c="2"/></text:span></text:p>
      <text:p text:style-name="P2"><text:span text:style-name="T16">Časoprostor :<text:s/></text:span><text:span text:style-name="T17">Chladn</text:span><text:span text:style-name="T18">é léto, Krokovy Vary - láze</text:span><text:span text:style-name="T19">ňsk</text:span><text:span text:style-name="T20">é m</text:span><text:span text:style-name="T21">ěsto na řece Orši</text:span></text:p>
      <text:p text:style-name="P2"><text:span text:style-name="T22">Kompozice :<text:s/></text:span><text:span text:style-name="T23">Chronologický d</text:span><text:span text:style-name="T24">ěj</text:span></text:p>
      <text:p text:style-name="P2"><text:span text:style-name="T25">Druh :<text:s/></text:span><text:span text:style-name="T26">Epika</text:span></text:p>
      <text:p text:style-name="P2"><text:span text:style-name="T27">Ž</text:span><text:span text:style-name="T28">ánr :<text:s/></text:span><text:span text:style-name="T29">Novela</text:span></text:p>
      <text:p text:style-name="P2"><text:span text:style-name="T30">Forma :<text:s/></text:span><text:span text:style-name="T31">Próza</text:span></text:p>
      <text:p text:style-name="P2"><text:span text:style-name="T32">Vyprav</text:span><text:span text:style-name="T33">ěč :<text:s/></text:span><text:span text:style-name="T34">Er-forma</text:span></text:p>
      <text:list text:style-name="L3">
        <text:list-item>
          <text:p text:style-name="P3"><text:span text:style-name="T35">Antonín D</text:span><text:span text:style-name="T36">ůra<text:s/></text:span><text:span text:style-name="T37">–</text:span><text:span text:style-name="T38"><text:s/>Majitel plovárny, postupn</text:span><text:span text:style-name="T39">ě je vykreslov</text:span><text:span text:style-name="T40">án jako sukni</text:span><text:span text:style-name="T41">čk</text:span><text:span text:style-name="T42">á</text:span><text:span text:style-name="T43">ř. Je to starš</text:span><text:span text:style-name="T44">í mu</text:span><text:span text:style-name="T45">ž udržuj</text:span><text:span text:style-name="T46">ící se v dobré kondici<text:s/></text:span><text:span text:style-name="T47">–</text:span><text:span text:style-name="T48"><text:s/>za ka</text:span><text:span text:style-name="T49">žd</text:span><text:span text:style-name="T50">ého po</text:span><text:span text:style-name="T51">čas</text:span><text:span text:style-name="T52">í chodí plavat…</text:span></text:p>
        </text:list-item>
        <text:list-item>
          <text:p text:style-name="P3"><text:span text:style-name="T52">Kate</text:span><text:span text:style-name="T53">řina Důrov</text:span><text:span text:style-name="T54">á<text:s/></text:span><text:span text:style-name="T55">–</text:span><text:span text:style-name="T56"><text:s/>Antonínova man</text:span><text:span text:style-name="T57">želka. Je r</text:span><text:span text:style-name="T58">ázná, v man</text:span><text:span text:style-name="T59">želstv</text:span><text:span text:style-name="T60">í není p</text:span><text:span text:style-name="T61">ř</text:span><text:span text:style-name="T62">íli</text:span><text:span text:style-name="T63">š šťastn</text:span><text:span text:style-name="T64">á.</text:span></text:p>
        </text:list-item>
        <text:list-item>
          <text:p text:style-name="P3"><text:span text:style-name="T64">Arno</text:span><text:span text:style-name="T65">štek<text:s/></text:span><text:span text:style-name="T66">–</text:span><text:span text:style-name="T67"><text:s/>Kouzelník, který p</text:span><text:span text:style-name="T68">řijel do města se svou společnic</text:span><text:span text:style-name="T69">í.</text:span></text:p>
        </text:list-item>
        <text:list-item>
          <text:p text:style-name="P3"><text:span text:style-name="T69">Anna<text:s/></text:span><text:span text:style-name="T70">–</text:span><text:span text:style-name="T71"><text:s/>Spole</text:span><text:span text:style-name="T72">čnice Anton</text:span><text:span text:style-name="T73">ína, je mladá a krásná a v</text:span><text:span text:style-name="T74">šechny muže ve městě okouzl</text:span><text:span text:style-name="T75">í.</text:span></text:p>
        </text:list-item>
        <text:list-item>
          <text:p text:style-name="P3"><text:span text:style-name="T75">Kanovník Roch a Major Hugo<text:s/></text:span><text:span text:style-name="T76">–</text:span><text:span text:style-name="T77"><text:s/>p</text:span><text:span text:style-name="T78">ř</text:span><text:span text:style-name="T79">átelé Antonína, scházející se pravideln</text:span><text:span text:style-name="T80">ě u něj na plov</text:span><text:span text:style-name="T81">árn</text:span><text:span text:style-name="T82">ě. Major je př</text:span><text:span text:style-name="T83">ísný mu</text:span><text:span text:style-name="T84">ž s vojenskou v</text:span><text:span text:style-name="T85">ýchovou, Kanovník stále ostatním s nadhledem ká</text:span><text:span text:style-name="T86">že druh</text:span><text:span text:style-name="T87">ým, oba ale nakonec také podlehnout Anin</text:span><text:span text:style-name="T88">ě kr</text:span><text:span text:style-name="T89">áse.</text:span></text:p>
        </text:list-item>
      </text:list>
      <text:p text:style-name="P4"><text:span text:style-name="T90">Vypráv</text:span><text:span text:style-name="T91">ěc</text:span><text:span text:style-name="T92">í zp</text:span><text:span text:style-name="T93">ůzoby :<text:s/></text:span><text:span text:style-name="T94">Př</text:span><text:span text:style-name="T95">ímá<text:s/></text:span><text:span text:style-name="T96">řeč </text:span></text:p>
      <text:p text:style-name="P4"><text:span text:style-name="T97">Ver</text:span><text:span text:style-name="T98">šov</text:span><text:span text:style-name="T99">á výstavba :<text:s/></text:span><text:span text:style-name="T100">Není</text:span></text:p>
      <text:p text:style-name="P4"><text:span text:style-name="T101">Typy promluv :</text:span><text:span text:style-name="T102"><text:s/>dialogy</text:span></text:p>
      <text:p text:style-name="P4"><text:span text:style-name="T103">Kontext Autorovy tvorby :</text:span></text:p>
      <text:p text:style-name="P4"><text:span text:style-name="T103"><text:s/></text:span><text:span text:style-name="T104">Van</text:span><text:span text:style-name="T105">čurovo prozaick</text:span><text:span text:style-name="T106">é dílo bylo ovlivn</text:span><text:span text:style-name="T107">ěno prvn</text:span><text:span text:style-name="T108">í sv</text:span><text:span text:style-name="T109">ětovou v</text:span><text:span text:style-name="T110">álkou, expresionismem, obsahuje celou<text:s/></text:span><text:span text:style-name="T111">řadu experimentů<text:s/></text:span><text:span text:style-name="T112">–</text:span><text:span text:style-name="T113"><text:s/>hledá nové zp</text:span><text:span text:style-name="T114">ůsoby vyj</text:span><text:span text:style-name="T115">ád</text:span><text:span text:style-name="T116">řen</text:span><text:span text:style-name="T117">í. Pro jeho díla je typický specifický jazyk a sloh, který napodobuje v</text:span><text:span text:style-name="T118">ětnou stavbu star</text:span><text:span text:style-name="T119">é<text:s/></text:span><text:span text:style-name="T120">češtiny, usiluje o zvukomalbu. Vančurův jazyk byl celkově bohat</text:span><text:span text:style-name="T121">ý.Archaická slova a kni</text:span><text:span text:style-name="T122">žn</text:span><text:span text:style-name="T123">í výrazy spojoval s lidovou mluvou. V</text:span><text:span text:style-name="T124">ětn</text:span><text:span text:style-name="T125">á stavba je zastaralá, u</text:span><text:span text:style-name="T126">ž</text:span><text:span text:style-name="T127">ívá slo</text:span><text:span text:style-name="T128">žit</text:span><text:span text:style-name="T129">á souv</text:span><text:span text:style-name="T130">ět</text:span><text:span text:style-name="T131">í, zd</text:span><text:span text:style-name="T132">ůrazňoval jimi důležitost dan</text:span><text:span text:style-name="T133">ého okam</text:span><text:span text:style-name="T134">žiku. Tento jazyk d</text:span><text:span text:style-name="T135">ává díl</text:span><text:span text:style-name="T136">ům monument</text:span><text:span text:style-name="T137">ální ráz. D</text:span><text:span text:style-name="T138">ěj je potlačov</text:span><text:span text:style-name="T139">án, d</text:span><text:span text:style-name="T140">ůležit</text:span><text:span text:style-name="T141">é místo má vyprav</text:span><text:span text:style-name="T142">ěč, kter</text:span><text:span text:style-name="T143">ý vyjad</text:span><text:span text:style-name="T144">řuje svůj n</text:span><text:span text:style-name="T145">ázor k d</text:span><text:span text:style-name="T146">ěji, přerušuje vypr</text:span><text:span text:style-name="T147">áv</text:span><text:span text:style-name="T148">ěn</text:span><text:span text:style-name="T149">í a oslovuje<text:s/></text:span><text:span text:style-name="T150">čten</text:span><text:span text:style-name="T151">á</text:span><text:span text:style-name="T152">ře, hodnot</text:span><text:span text:style-name="T153">í chování postav.<text:s/></text:span><text:span text:style-name="T154">Č</text:span><text:span text:style-name="T155">ásti p</text:span><text:span text:style-name="T156">ř</text:span><text:span text:style-name="T157">íb</text:span><text:span text:style-name="T158">ěhů připom</text:span><text:span text:style-name="T159">ínají filmové scéná</text:span><text:span text:style-name="T160">ře. Opěvuje život, zdůrazňuje prožitky, detailně vyjadřuje n</text:span><text:span text:style-name="T161">áladu, barevnost p</text:span><text:span text:style-name="T162">ř</text:span><text:span text:style-name="T163">íb</text:span><text:span text:style-name="T164">ěhu, city.</text:span></text:p>
      <text:p text:style-name="P5"><text:span text:style-name="T165">Autorova Díla : </text:span></text:p>
      <text:list text:style-name="L6">
        <text:list-item>
          <text:p text:style-name="P6"><text:span text:style-name="T166">Markéta Lazarová</text:span></text:p>
        </text:list-item>
        <text:list-item>
          <text:p text:style-name="P6"><text:span text:style-name="T166">Peka</text:span><text:span text:style-name="T167">ř Jan Marhoul</text:span></text:p>
        </text:list-item>
        <text:list-item>
          <text:p text:style-name="P6"><text:span text:style-name="T168">Kubula a Kuba Kubikula</text:span></text:p>
        </text:list-item>
      </text:list>
      <text:p text:style-name="P7"><text:span text:style-name="T169">Literární/ obecn</text:span><text:span text:style-name="T170">ě kulturn</text:span><text:span text:style-name="T171">í kontext : </text:span></text:p>
      <text:p text:style-name="P8"><text:span text:style-name="T172">Česk</text:span><text:span text:style-name="T173">á próza na konci 1. sv</text:span><text:span text:style-name="T174">ětov</text:span><text:span text:style-name="T175">é války do konce 2. sv</text:span><text:span text:style-name="T176">ětov</text:span><text:span text:style-name="T177">é války</text:span></text:p>
      <text:p text:style-name="P9"><text:span text:style-name="T177">Imaginativní próza </text:span></text:p>
      <text:list text:style-name="L10">
        <text:list-item>
          <text:p text:style-name="P10"><text:span text:style-name="T177">je zalozena na modernich postupech, je na ni patrny vliv avantgardy</text:span></text:p>
        </text:list-item>
      </text:list>
      <text:p text:style-name="P11"><text:span text:style-name="T178"><text:tab/></text:span></text:p>
      <text:p text:style-name="P11"><text:span text:style-name="T178">Dal</text:span><text:span text:style-name="T179">š</text:span><text:span text:style-name="T180">í auto</text:span><text:span text:style-name="T181">ři tohoto obdob</text:span><text:span text:style-name="T182">í :</text:span></text:p>
      <text:list text:style-name="L12">
        <text:list-item>
          <text:p text:style-name="P12"><text:span text:style-name="T183">Josef Kopta</text:span><text:span text:style-name="T184">–</text:span><text:span text:style-name="T185"><text:s/>T</text:span><text:span text:style-name="T186">řet</text:span><text:span text:style-name="T187">í Rota</text:span></text:p>
        </text:list-item>
        <text:list-item>
          <text:p text:style-name="P12"><text:span text:style-name="T187">Rudolf Medek - Anabáze</text:span></text:p>
        </text:list-item>
      </text:list>
      <text:p text:style-name="P13"><text:span text:style-name="T188">D</text:span><text:span text:style-name="T189">ěj</text:span><text:span text:style-name="T190"><text:s/>: </text:span></text:p>
      <text:p text:style-name="P14"><text:span text:style-name="T191"><text:s/>D</text:span><text:span text:style-name="T192">ěj se odehr</text:span><text:span text:style-name="T193">ává v malém m</text:span><text:span text:style-name="T194">ěstě Krokovy Vary na řece Orši. Odehraje se cel</text:span><text:span text:style-name="T195">ý b</text:span><text:span text:style-name="T196">ěhem 3 letn</text:span><text:span text:style-name="T197">ích, ale de</text:span><text:span text:style-name="T198">štiv</text:span><text:span text:style-name="T199">ých (</text:span><text:span text:style-name="T200">červnov</text:span><text:span text:style-name="T201">ých) dn</text:span><text:span text:style-name="T202">ů. Kompozice je chronologick</text:span><text:span text:style-name="T203">á. Text je rozd</text:span><text:span text:style-name="T204">ělen</text:span><text:span text:style-name="T205">ý na velice krátké kapitoly (v</text:span><text:span text:style-name="T206">ětšinou maj</text:span><text:span text:style-name="T207">í jen n</text:span><text:span text:style-name="T208">ěkolik odstavců). Tři př</text:span><text:span text:style-name="T209">átelé (hlavní postavy románu) tráví de</text:span><text:span text:style-name="T210">štiv</text:span><text:span text:style-name="T211">é dny p</text:span><text:span text:style-name="T212">řev</text:span><text:span text:style-name="T213">á</text:span><text:span text:style-name="T214">žně debatami na plov</text:span><text:span text:style-name="T215">árn</text:span><text:span text:style-name="T216">ě l</text:span><text:span text:style-name="T217">ázní, které jeden z nich (Antonín) provozuje. Nálada je pochmurná,<text:s/></text:span><text:span text:style-name="T218">špatn</text:span><text:span text:style-name="T219">é po</text:span><text:span text:style-name="T220">čas</text:span><text:span text:style-name="T221">í dokreslující pochmurnou atmosféru zp</text:span><text:span text:style-name="T222">ůsobuje, že se lid</text:span><text:span text:style-name="T223">é nechodí koupat a lázn</text:span><text:span text:style-name="T224">ě i jejich provozovatel maj</text:span><text:span text:style-name="T225">í tak finan</text:span><text:span text:style-name="T226">čn</text:span><text:span text:style-name="T227">í problémy. Do ospale p</text:span><text:span text:style-name="T228">ůsob</text:span><text:span text:style-name="T229">ícího m</text:span><text:span text:style-name="T230">ěstečka potom přijede kouzeln</text:span><text:span text:style-name="T231">ík se svou asistentkou. Svým p</text:span><text:span text:style-name="T232">ř</text:span><text:span text:style-name="T233">íjezdem zp</text:span><text:span text:style-name="T234">ůsob</text:span><text:span text:style-name="T235">í v celém m</text:span><text:span text:style-name="T236">ěstečku rozruch a vešker</text:span><text:span text:style-name="T237">é d</text:span><text:span text:style-name="T238">ěn</text:span><text:span text:style-name="T239">í se za</text:span><text:span text:style-name="T240">č</text:span><text:span text:style-name="T241">íná to</text:span><text:span text:style-name="T242">čit kolem něj. Kouzeln</text:span><text:span text:style-name="T243">ík s asistentkou uspo</text:span><text:span text:style-name="T244">ř</text:span><text:span text:style-name="T245">ádají ve m</text:span><text:span text:style-name="T246">ěstě několik představen</text:span><text:span text:style-name="T247">í a celé m</text:span><text:span text:style-name="T248">ěsto t</text:span><text:span text:style-name="T249">ém</text:span><text:span text:style-name="T250">ěř očaruj</text:span><text:span text:style-name="T251">í svými triky. Asistentka Anna také oslní mu</text:span><text:span text:style-name="T252">žskou č</text:span><text:span text:style-name="T253">ást vesnice svou krásou a v</text:span><text:span text:style-name="T254">šichni tři hlavn</text:span><text:span text:style-name="T255">í hrdinové knihy s Annou postupn</text:span><text:span text:style-name="T256">ě str</text:span><text:span text:style-name="T257">áví noc. Anna si s nimi pouze hraje, nebere je vá</text:span><text:span text:style-name="T258">žně, je vypoč</text:span><text:span text:style-name="T259">ítavá. Na tuto nev</text:span><text:span text:style-name="T260">ěru ale majiteli plov</text:span><text:span text:style-name="T261">árny Antonínovi p</text:span><text:span text:style-name="T262">řijde jeho žena Kateřina a, aby se pomstila, rozhodne se nastěhovat se ke kouzeln</text:span><text:span text:style-name="T263">íkovi a starat se o n</text:span><text:span text:style-name="T264">ěj. Anton</text:span><text:span text:style-name="T265">ínovi svým odchodem ale ud</text:span><text:span text:style-name="T266">ěl</text:span><text:span text:style-name="T267">á jen radost. Kouzelník Arno</text:span><text:span text:style-name="T268">štek se potom na jednom ze sv</text:span><text:span text:style-name="T269">ých p</text:span><text:span text:style-name="T270">ředstaven</text:span><text:span text:style-name="T271">í zraní, Kate</text:span><text:span text:style-name="T272">řina odhal</text:span><text:span text:style-name="T273">í prostoduchost a nestydatost<text:s/></text:span><text:span text:style-name="T274">života komediantů a vr</text:span><text:span text:style-name="T275">átí se zpátky za svým mu</text:span><text:span text:style-name="T276">žem. Vše se vr</text:span><text:span text:style-name="T277">átí do starých kolejí a kouzelník se svou asistentkou odjí</text:span><text:span text:style-name="T278">žděj</text:span><text:span text:style-name="T279">í do dal</text:span><text:span text:style-name="T280">š</text:span><text:span text:style-name="T281">ího m</text:span><text:span text:style-name="T282">ěsta.</text:span></text:p>
      <text:p text:style-name="P14"><text:span text:style-name="T282"/></text:p>
      <text:p text:style-name="P14"><text:span text:style-name="T283">Zivot Vancury :</text:span><text:span text:style-name="T284"/></text:p>
      <text:p text:style-name="P14"><text:span text:style-name="T284">Vladislav Van</text:span><text:span text:style-name="T285">čura byl tvůrcem jazykově experimentuj</text:span><text:span text:style-name="T286">ících poetických próz z historie i sou</text:span><text:span text:style-name="T287">časnosti, dramatik, filmov</text:span><text:span text:style-name="T288">ý scénárista.</text:span></text:p>
      <text:p text:style-name="P14"><text:span text:style-name="T288"/></text:p>
      <text:p text:style-name="P14"><text:span text:style-name="T288">Po otci Van</text:span><text:span text:style-name="T289">čura poch</text:span><text:span text:style-name="T290">ázel ze starého protestantského rodu písmák</text:span><text:span text:style-name="T291">ů. Dětstv</text:span><text:span text:style-name="T292">í pro</text:span><text:span text:style-name="T293">žil v Davli, kde byl otec hospod</text:span><text:span text:style-name="T294">á</text:span><text:span text:style-name="T295">řsk</text:span><text:span text:style-name="T296">ým správcem. V dospívání hledal obtí</text:span><text:span text:style-name="T297">žně životn</text:span><text:span text:style-name="T298">í orientaci. Roku 1915 dokon</text:span><text:span text:style-name="T299">čil gymn</text:span><text:span text:style-name="T300">ázium a vystudoval Léka</text:span><text:span text:style-name="T301">řskou fakultu UK, kterou absolvoval roku 1921. T</text:span><text:span text:style-name="T302">ého</text:span><text:span text:style-name="T303">ž roku se oženil a s manželkou provozoval l</text:span><text:span text:style-name="T304">éka</text:span><text:span text:style-name="T305">řskou praxi na Zbraslavi. Od roku 1929 se věnoval pouze literatuře.</text:span></text:p>
      <text:p text:style-name="P14"><text:span text:style-name="T305"/></text:p>
      <text:p text:style-name="P14"><text:span text:style-name="T305">Vančura byl prvn</text:span><text:span text:style-name="T306">ím p</text:span><text:span text:style-name="T307">ředsedou uměleck</text:span><text:span text:style-name="T308">ého spolku Dev</text:span><text:span text:style-name="T309">ětsil, spolutvůrcem programu avantgardn</text:span><text:span text:style-name="T310">í literatury. Spolupracoval té</text:span><text:span text:style-name="T311">ž s komunistick</text:span><text:span text:style-name="T312">ým hnutím, ale roku 1929 podepsal prohlá</text:span><text:span text:style-name="T313">šen</text:span><text:span text:style-name="T314">í proti novému gottwaldovskému vedení a byl z KS</text:span><text:span text:style-name="T315">Č vyloučen.</text:span></text:p>
      <text:p text:style-name="P14"><text:span text:style-name="T315"/></text:p>
      <text:p text:style-name="P14"><text:span text:style-name="T315">Z cel</text:span><text:span text:style-name="T316">é Van</text:span><text:span text:style-name="T317">čurovy tvorby vyvěr</text:span><text:span text:style-name="T318">á touha odstranit v</text:span><text:span text:style-name="T319">še, co br</text:span><text:span text:style-name="T320">ání rozvoji svobodné lidské p</text:span><text:span text:style-name="T321">řirozenosti a aktivity. Autor z</text:span><text:span text:style-name="T322">ápasil s konvencemi dosavadní prózy. Nápadný je jeho jazyk<text:s/></text:span><text:span text:style-name="T323">čerpaj</text:span><text:span text:style-name="T324">ící z archaism</text:span><text:span text:style-name="T325">ů biblick</text:span><text:span text:style-name="T326">é<text:s/></text:span><text:span text:style-name="T327">češtiny, ale i z hovorov</text:span><text:span text:style-name="T328">é<text:s/></text:span><text:span text:style-name="T329">řeči. Čerpal i z tradice velk</text:span><text:span text:style-name="T330">ého evropského románu i sou</text:span><text:span text:style-name="T331">časn</text:span><text:span text:style-name="T332">ých podn</text:span><text:span text:style-name="T333">ětů expresionismu a dadaismu.</text:span></text:p>
      <text:p text:style-name="P14"><text:span text:style-name="T333"/></text:p>
      <text:p text:style-name="P14"><text:span text:style-name="T333">Za okupace byl Vančura činn</text:span><text:span text:style-name="T334">ý v odboji. V kv</text:span><text:span text:style-name="T335">ětnu 1942 za stann</text:span><text:span text:style-name="T336">ého práva byl zat</text:span><text:span text:style-name="T337">čen a 1. června t</text:span><text:span text:style-name="T338">ého</text:span><text:span text:style-name="T339">ž roku popraven.</text:span><text:span text:style-name="T340"/></text:p>
      <text:p text:style-name="P14"><text:span text:style-name="T341"/></text:p>
      <text:p text:style-name="P15"><text:span text:style-name="T34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